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rTest.test_date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arserTest.test_date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ParserTest.test_date_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Pars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ParserTest.test_date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eParserTest.test_date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ParserTest.test_date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ParserTest.test_date_new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ParserTest.test_dat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ParserTest.test_date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ParserTest.test_da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setD( Dat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arserTest.test_date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